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a5e10" officeooo:paragraph-rsid="001a5e10"/>
    </style:style>
    <style:style style:name="P2" style:family="paragraph" style:parent-style-name="Title">
      <style:text-properties officeooo:rsid="001a5e10" officeooo:paragraph-rsid="001a5e10"/>
    </style:style>
    <style:style style:name="P3" style:family="paragraph" style:parent-style-name="Text_20_body">
      <style:text-properties officeooo:rsid="001a5e10" officeooo:paragraph-rsid="001a5e10"/>
    </style:style>
    <style:style style:name="P4" style:family="paragraph" style:parent-style-name="Text_20_body" style:list-style-name="L1">
      <style:text-properties officeooo:rsid="001cfe06" officeooo:paragraph-rsid="001cfe06"/>
    </style:style>
    <style:style style:name="P5" style:family="paragraph" style:parent-style-name="Text_20_body">
      <style:text-properties officeooo:rsid="001e678e" officeooo:paragraph-rsid="001e71ba"/>
    </style:style>
    <style:style style:name="P6" style:family="paragraph" style:parent-style-name="Text_20_body">
      <style:text-properties officeooo:rsid="001e71ba" officeooo:paragraph-rsid="001e71ba"/>
    </style:style>
    <style:style style:name="P7" style:family="paragraph" style:parent-style-name="Heading_20_1">
      <style:text-properties officeooo:rsid="001a5e10" officeooo:paragraph-rsid="001a5e10"/>
    </style:style>
    <style:style style:name="P8" style:family="paragraph" style:parent-style-name="Heading_20_2">
      <style:text-properties officeooo:rsid="001cfe06" officeooo:paragraph-rsid="001a5e10"/>
    </style:style>
    <style:style style:name="P9" style:family="paragraph" style:parent-style-name="Heading_20_2">
      <style:text-properties officeooo:rsid="001e71ba" officeooo:paragraph-rsid="001e71ba"/>
    </style:style>
    <style:style style:name="P10" style:family="paragraph" style:parent-style-name="Heading_20_2">
      <style:text-properties officeooo:paragraph-rsid="001e71ba"/>
    </style:style>
    <style:style style:name="P11" style:family="paragraph" style:parent-style-name="Heading_20_3">
      <style:text-properties officeooo:rsid="001e71ba" officeooo:paragraph-rsid="001e71ba"/>
    </style:style>
    <style:style style:name="T1" style:family="text">
      <style:text-properties officeooo:rsid="001cfe06"/>
    </style:style>
    <style:style style:name="T2" style:family="text">
      <style:text-properties officeooo:rsid="001e71b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auppalista – dokumentaatio</text:p>
      <text:p text:style-name="P1"/>
      <text:h text:style-name="P7" text:outline-level="1"><text:span text:style-name="T2">1. Johdanto</text:span></text:h>
      <text:h text:style-name="P9" text:outline-level="2">1.1. Järjestelmän tarkoitus</text:h>
      <text:p text:style-name="P6">Järjestelmän tarkoitus on auttaa yksityishenkilöiden kauppamatkojen suunnittelua ja toteutusta.</text:p>
      <text:h text:style-name="P10" text:outline-level="2"><text:span text:style-name="T2">1.2. Järjestelmän kuvaus</text:span></text:h>
      <text:p text:style-name="P1">Kauppalista on tietokantasovellus, joka toimii virtuaalisena muistilistana kauppaostoksista. Yksineläjille sen päätoimintona on nimenomaan toimia mukaan otettavana listana ostoksista. Useamman hengen ruokakunnille ruokalista tarjoaa yhteistoimintomahdollisuuksia niin tarpeiden hankinnan hajauttamiseen kuin kulujen kirjanpitoon.</text:p>
      <text:h text:style-name="P9" text:outline-level="2">1.3. Toteutusympäristö</text:h>
      <text:p text:style-name="P5">Ohjelmointikielenä Kauppalistassa käytetään PHP:a. Tietokantana toimii MySQL-tietokanta. <text:span text:style-name="T2">Sivuston ulkoasun toteutukseen käytetään CSS:ä SASS-esikäsittelijän kautta.</text:span></text:p>
      <text:p text:style-name="P5"><text:span text:style-name="T2">Työ löytyy osoitteesta </text:span><text:a xlink:type="simple" xlink:href="http://tsoha.elmnainen.fi/"><text:span text:style-name="T2">http://tsoha.elmnainen.fi</text:span></text:a><text:span text:style-name="T2">. </text:span></text:p>
      <text:h text:style-name="P9" text:outline-level="2">1.4. Riippuvuudet</text:h>
      <text:h text:style-name="P11" text:outline-level="3">1.4.1. Palvelin</text:h>
      <text:p text:style-name="P6">Palvelimen tulee tukea PHP:a sekä sen PDO-kirjastoa.</text:p>
      <text:h text:style-name="Heading_20_3" text:outline-level="3">1.4.2. <text:span text:style-name="T2">Käyttäjän selain</text:span></text:h>
      <text:p text:style-name="P6">Käyttäjän selaimen tulee lukea standardia HTML5:ä sekä CSS:ää.</text:p>
      <text:h text:style-name="P11" text:outline-level="3">1.4.3. Tietokanta</text:h>
      <text:p text:style-name="P6">Järjestelmä olettaa käyttävänsä MySQL-tietokantaa.</text:p>
      <text:h text:style-name="P7" text:outline-level="1"><text:span text:style-name="T2">2. </text:span>Käyttötapaukset</text:h>
      <text:p text:style-name="P1">Käyttötapauksia on <text:span text:style-name="T1">kolme</text:span>: kirjautumaton käyttäjä, <text:span text:style-name="T1">listan omistaja ja kollaboroja.</text:span></text:p>
      <text:h text:style-name="P8"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4T15:38:23.515846919</meta:creation-date>
    <dc:date>2014-09-04T16:43:43.265643852</dc:date>
    <meta:editing-duration>PT21M25S</meta:editing-duration>
    <meta:editing-cycles>4</meta:editing-cycles>
    <meta:generator>LibreOffice/4.2.6.3$Linux_X86_64 LibreOffice_project/420m0$Build-3</meta:generator>
    <meta:document-statistic meta:table-count="0" meta:image-count="0" meta:object-count="0" meta:page-count="1" meta:paragraph-count="18" meta:word-count="110" meta:character-count="1084" meta:non-whitespace-character-count="1084"/>
  </office:meta>
</office:document-meta>
</file>